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ArialMT" svg:font-family="ArialMT" style:font-family-generic="swiss"/>
    <style:font-face style:name="American Typewriter" svg:font-family="'American Typewriter'" style:font-family-generic="modern" style:font-pitch="fixed"/>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style:font-name-asian="ArialMT" style:font-size-asian="10.5pt" style:font-name-complex="ArialMT" style:font-size-complex="10.5pt"/>
    </style:style>
    <style:style style:name="P6" style:family="paragraph" style:parent-style-name="Standard">
      <style:paragraph-properties fo:text-align="start" style:justify-single-word="false"/>
      <style:text-properties fo:color="#000000" style:font-name="ArialMT" fo:font-size="13.5pt" fo:font-weight="bold" style:font-name-asian="ArialMT" style:font-size-asian="13.5pt" style:font-weight-asian="bold" style:font-name-complex="ArialMT" style:font-size-complex="13.5pt" style:font-weight-complex="bold"/>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3.5pt" fo:font-weight="bold" style:font-name-asian="ArialMT" style:font-size-asian="13.5pt" style:font-weight-asian="bold" style:font-name-complex="ArialMT" style:font-size-complex="13.5pt" style:font-weight-complex="bold"/>
    </style:style>
    <style:style style:name="P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NewPSMT" fo:font-size="10.5pt" fo:font-weight="normal" style:font-name-asian="CourierNewPSMT" style:font-size-asian="10.5pt" style:font-weight-asian="normal" style:font-name-complex="CourierNewPSMT" style:font-size-complex="10.5pt" style:font-weight-complex="normal"/>
    </style:style>
    <style:style style:name="P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merican Typewriter" fo:font-size="10.5pt" fo:font-weight="normal" style:font-name-asian="ArialMT" style:font-size-asian="10.5pt" style:font-weight-asian="normal" style:font-name-complex="ArialMT" style:font-size-complex="10.5pt" style:font-weight-complex="normal"/>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paragraph-properties fo:text-align="start" style:justify-single-word="false" style:text-autospace="none">
        <style:tab-stops>
          <style:tab-stop style:position="0.389in"/>
        </style:tab-stops>
      </style:paragraph-properties>
    </style:style>
    <style:style style:name="P13" style:family="paragraph" style:parent-style-name="Standard">
      <style:paragraph-properties fo:text-align="start" style:justify-single-word="false" style:text-autospace="none">
        <style:tab-stops>
          <style:tab-stop style:position="0.389in"/>
        </style:tab-stops>
      </style:paragraph-properties>
      <style:text-properties fo:font-size="10.5pt" style:font-size-asian="10.5pt" style:font-size-complex="10.5pt"/>
    </style:style>
    <style:style style:name="P14" style:family="paragraph" style:parent-style-name="Standard">
      <style:paragraph-properties fo:text-align="start" style:justify-single-word="false" style:text-autospace="none">
        <style:tab-stops>
          <style:tab-stop style:position="0.389in"/>
        </style:tab-stops>
      </style:paragraph-properties>
      <style:text-properties fo:color="#007400" style:font-name="Menlo-Regular" fo:font-size="10.5pt" style:font-name-asian="Menlo-Regular" style:font-size-asian="10.5pt" style:font-name-complex="Menlo-Regular" style:font-size-complex="10.5pt"/>
    </style:style>
    <style:style style:name="P15"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list-style-name="L4">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10.5pt" fo:font-weight="normal" style:font-name-asian="Courier" style:font-size-asian="10.5pt" style:font-weight-asian="normal" style:font-name-complex="Courier" style:font-size-complex="10.5pt" style:font-weight-complex="normal"/>
    </style:style>
    <style:style style:name="P20"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10.5pt" fo:font-weight="normal" style:font-name-asian="Courier" style:font-size-asian="10.5pt" style:font-weight-asian="normal" style:font-name-complex="Courier" style:font-size-complex="10.5pt" style:font-weight-complex="normal"/>
    </style:style>
    <style:style style:name="P21" style:family="paragraph" style:parent-style-name="Standard" style:list-style-name="L4">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2" style:family="paragraph" style:parent-style-name="Standard" style:list-style-name="L5">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3" style:family="paragraph" style:parent-style-name="Standard" style:list-style-name="L6">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5" style:family="paragraph" style:parent-style-name="Standard" style:list-style-name="L5">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6"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T2" style:family="text">
      <style:text-properties fo:color="#000000" style:font-name="CourierNewPSMT" fo:font-size="10.5pt" fo:font-weight="normal" style:font-name-asian="CourierNewPSMT" style:font-size-asian="10.5pt" style:font-weight-asian="normal" style:font-name-complex="CourierNewPSMT" style:font-size-complex="10.5pt" style:font-weight-complex="normal"/>
    </style:style>
    <style:style style:name="T3" style:family="text">
      <style:text-properties fo:color="#000000" style:font-name="Courier" fo:font-size="10.5pt" fo:font-weight="normal" style:font-name-asian="Courier" style:font-size-asian="10.5pt" style:font-weight-asian="normal" style:font-name-complex="Courier" style:font-size-complex="10.5pt" style:font-weight-complex="normal"/>
    </style:style>
    <style:style style:name="T4" style:family="text">
      <style:text-properties fo:font-weight="normal" style:font-weight-asian="normal" style:font-weight-complex="normal"/>
    </style:style>
    <style:style style:name="T5" style:family="text">
      <style:text-properties fo:color="#643820" style:font-name="Menlo-Regular" fo:font-size="10.5pt" fo:font-weight="normal" style:font-name-asian="Menlo-Regular" style:font-size-asian="10.5pt" style:font-weight-asian="normal" style:font-name-complex="Menlo-Regular" style:font-size-complex="10.5pt" style:font-weight-complex="normal"/>
    </style:style>
    <style:style style:name="T6" style:family="text">
      <style:text-properties fo:color="#643820" style:font-name="Menlo-Regular" fo:font-size="10.5pt" style:font-name-asian="Menlo-Regular" style:font-size-asian="10.5pt" style:font-name-complex="Menlo-Regular" style:font-size-complex="10.5pt"/>
    </style:style>
    <style:style style:name="T7" style:family="text">
      <style:text-properties fo:color="#643820" style:font-name="Menlo-Regular" style:font-name-asian="Menlo-Regular" style:font-name-complex="Menlo-Regular"/>
    </style:style>
    <style:style style:name="T8" style:family="text">
      <style:text-properties fo:color="#1c00cf" style:font-name="Menlo-Regular" fo:font-size="10.5pt" fo:font-weight="normal" style:font-name-asian="Menlo-Regular" style:font-size-asian="10.5pt" style:font-weight-asian="normal" style:font-name-complex="Menlo-Regular" style:font-size-complex="10.5pt" style:font-weight-complex="normal"/>
    </style:style>
    <style:style style:name="T9" style:family="text">
      <style:text-properties fo:color="#1c00cf" style:font-name="Menlo-Regular" style:font-name-asian="Menlo-Regular" style:font-name-complex="Menlo-Regular"/>
    </style:style>
    <style:style style:name="T10" style:family="text">
      <style:text-properties fo:color="#007400" style:font-name="Menlo-Regular" fo:font-size="11pt" style:font-name-asian="Menlo-Regular" style:font-size-asian="11pt" style:font-name-complex="Menlo-Regular" style:font-size-complex="11pt"/>
    </style:style>
    <style:style style:name="T11" style:family="text">
      <style:text-properties fo:color="#007400" style:font-name="Menlo-Regular" fo:font-size="10.5pt" fo:font-weight="normal" style:font-name-asian="Menlo-Regular" style:font-size-asian="10.5pt" style:font-weight-asian="normal" style:font-name-complex="Menlo-Regular" style:font-size-complex="10.5pt" style:font-weight-complex="normal"/>
    </style:style>
    <style:style style:name="T12" style:family="text">
      <style:text-properties fo:color="#007400" style:font-name="Menlo-Regular" fo:font-size="10.5pt" style:font-name-asian="Menlo-Regular" style:font-size-asian="10.5pt" style:font-name-complex="Menlo-Regular" style:font-size-complex="10.5pt"/>
    </style:style>
    <style:style style:name="T13" style:family="text">
      <style:text-properties fo:color="#007400" style:font-name="Menlo-Regular" style:font-name-asian="Menlo-Regular" style:font-name-complex="Menlo-Regula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ICACION PRACTICA 1 SO2 2010/2011</text:p>
      <text:p text:style-name="P2">20031707-H JOSE MANUEL MORATO ESCANDELL </text:p>
      <text:p text:style-name="P1"/>
      <text:p text:style-name="P3"/>
      <text:p text:style-name="P6">1. ENUNCIADO DE LA PRÁCTICA</text:p>
      <text:p text:style-name="P1"/>
      <text:p text:style-name="P11"><text:span text:style-name="T1"><text:tab/>Escribir un programa en C de nombre </text:span><text:span text:style-name="T2">practica1.c </text:span><text:span text:style-name="T1">que sirva para visualizar en pantalla la máscara de modo simbólica de uno o varios ficheros. El programa para cada fichero especificado como argumento (bien como una ruta absoluta o relativa), debe consultar la máscara de modo que hay en el nodo-i del fichero y generar a partir de dicha información la máscara de modo simbólica.</text:span></text:p>
      <text:p text:style-name="P11"><text:span text:style-name="T1">El programa ejecutable que se compile a partir de </text:span><text:span text:style-name="T2">practica1.c </text:span><text:span text:style-name="T1">se debe llamar </text:span><text:span text:style-name="T2">mask_sim</text:span><text:span text:style-name="T1">. A continuación se muestran algunos ejemplos de la funcionalidad que debe tener este programa:</text:span></text:p>
      <text:p text:style-name="P4"/>
      <text:list xml:id="list530669101" text:style-name="L1">
        <text:list-item>
          <text:list>
            <text:list-item>
              <text:p text:style-name="P15"><text:span text:style-name="T1">Supóngase que </text:span><text:span text:style-name="T2">prueba </text:span><text:span text:style-name="T1">es un directorio cuya máscara simbólica es </text:span><text:span text:style-name="T3">drwxr-xr-x</text:span><text:span text:style-name="T1">, entonces la orden </text:span><text:span text:style-name="T3">$ </text:span><text:span text:style-name="T2">mask_sim </text:span><text:span text:style-name="T3">prueba </text:span><text:span text:style-name="T1">debe mostrar en pantalla la salida </text:span><text:span text:style-name="T3">prueba: drwxr-xr-x</text:span></text:p>
              <text:p text:style-name="P19"/>
            </text:list-item>
          </text:list>
        </text:list-item>
      </text:list>
      <text:list xml:id="list2089217271" text:style-name="L2">
        <text:list-item>
          <text:list>
            <text:list-item>
              <text:p text:style-name="P16"><text:span text:style-name="T1">Supóngase que </text:span><text:span text:style-name="T2">fichero </text:span><text:span text:style-name="T1">es un fichero ordinario cuya máscara simbólica es </text:span><text:span text:style-name="T3">-rws-–srwt</text:span><text:span text:style-name="T1">, entonces la orden </text:span><text:span text:style-name="T3">$ </text:span><text:span text:style-name="T2">mask_sim fichero </text:span><text:span text:style-name="T1">debe mostrar en pantalla la salida</text:span><text:span text:style-name="T3">fichero:-rws-–srwt</text:span></text:p>
              <text:p text:style-name="P16"/>
            </text:list-item>
          </text:list>
        </text:list-item>
      </text:list>
      <text:list xml:id="list1602784355" text:style-name="L3">
        <text:list-item>
          <text:list>
            <text:list-item>
              <text:p text:style-name="P17"><text:span text:style-name="T1">Supóngase que </text:span><text:span text:style-name="T2">apunta </text:span><text:span text:style-name="T1">es un enlace simbólico cuya máscara simbólica es </text:span><text:span text:style-name="T3">lrwxrwxrwx</text:span><text:span text:style-name="T1">, entonces la orden </text:span><text:span text:style-name="T3">$ </text:span><text:span text:style-name="T2">mask_sim </text:span><text:span text:style-name="T3">apunta </text:span><text:span text:style-name="T1">debe mostrar en pantalla la salida </text:span><text:span text:style-name="T3">apunta: lrwxrwxrwx</text:span></text:p>
              <text:p text:style-name="P20"/>
            </text:list-item>
          </text:list>
        </text:list-item>
      </text:list>
      <text:list xml:id="list1595009272" text:style-name="L4">
        <text:list-item>
          <text:p text:style-name="P18"><text:span text:style-name="T1">Supóngase que </text:span><text:span text:style-name="T2">/dev/cua0 </text:span><text:span text:style-name="T1">es un fichero de dispositivo modo carácter cuya máscara simbólica es </text:span><text:span text:style-name="T2">crw-rw-rw-</text:span><text:span text:style-name="T1">, que </text:span><text:span text:style-name="T2">/dev/fd0 </text:span><text:span text:style-name="T1">es un fichero de dispositivo modo bloque cuya máscara simbólica es </text:span><text:span text:style-name="T2">brw-rw-rw-</text:span><text:span text:style-name="T1">, que </text:span><text:span text:style-name="T2">/dev/log </text:span><text:span text:style-name="T1">es un conector cuya máscara simbólica es </text:span><text:span text:style-name="T2">srw-rw-rw- </text:span><text:span text:style-name="T1">y que </text:span><text:span text:style-name="T2">/dev/printer </text:span><text:span text:style-name="T1">es una tubería con nombre cuya máscara simbólica es </text:span><text:span text:style-name="T2">prwxrwxrwx</text:span><text:span text:style-name="T1">, entonces la orden</text:span></text:p>
          <text:p text:style-name="P21"/>
        </text:list-item>
      </text:list>
      <text:p text:style-name="P11"><text:span text:style-name="T3"><text:tab/><text:tab/><text:tab/>$ </text:span><text:span text:style-name="T2">mask_sim /dev/cua0 /dev/fd0 /dev/log /dev/printer </text:span></text:p>
      <text:p text:style-name="P8"/>
      <text:p text:style-name="P11"><text:span text:style-name="T2"><text:tab/><text:tab/></text:span><text:span text:style-name="T1">debe mostrar en pantalla la salida</text:span></text:p>
      <text:p text:style-name="P4"/>
      <text:p text:style-name="P8"><text:tab/><text:tab/>/dev/cua0: crw-rw-rw- </text:p>
      <text:p text:style-name="P8"><text:tab/><text:tab/>/dev/fd0: brw-rw-rw- /dev/log: srw-rw-rw-</text:p>
      <text:p text:style-name="P8"><text:s/><text:tab/><text:tab/>/dev/printer: prwxrwxrwx</text:p>
      <text:p text:style-name="P8"/>
      <text:p text:style-name="P7">2. EXPLICACIÓN</text:p>
      <text:p text:style-name="P11"/>
      <text:p text:style-name="P26"><text:tab/><text:span text:style-name="T1">El núcleo guarda toda la información relativa a los ficheros en el nodo-i correspondiente dentro de la tabla de nodos-i. Esta tabla es una copia en memoria <text:s/>de la lista de nodos-i, que se encuentra en el disco entre el superbloque y los bloques de datos, a la que se le añade información adicional. Esta tabla se copia en memoria para acelerar su acceso pero ello conlleva que se tenga que gestionar adecuadamente la sincronización con el disco. Existe un demonio del sistema (syncer) que se encarga de realizar esta sincronización periódicamente.</text:span></text:p>
      <text:p text:style-name="P24"/>
      <text:p text:style-name="P24">Las llamadas al sistema que nos permiten acceder y modificar la información administrativa y estadística de un fichero son:</text:p>
      <text:p text:style-name="P9"/>
      <text:p text:style-name="P11"><text:tab/><text:tab/><text:span text:style-name="T2">#include &lt;sys/stat.h&gt;</text:span></text:p>
      <text:p text:style-name="P8"><text:tab/><text:tab/>int stat (char *path, struct stat *buf);</text:p>
      <text:p text:style-name="P8"><text:tab/><text:tab/>int lstat (char *path, struct stat *buf);</text:p>
      <text:p text:style-name="P8"><text:tab/><text:tab/>int fstat (int fildes, struct stat *buf); </text:p>
      <text:p text:style-name="P9"/>
      <text:p text:style-name="P24">La funcionalidad entre stat y fstat es exactamente igual, solo se diferencia en que stat recibe como primer parámetro la ruta absoluta o relativa mediante un puntero al nombre del fichero y fstat utiliza un <text:soft-page-break/>descriptor de un fichero previamente abierto.</text:p>
      <text:p text:style-name="P24"><text:tab/>lstat trabaja de forma similar a stat excepto cuando se trata de un enlace simbólico. En ese caso, lstat devolverá la información relativa al fichero que sirve de enlace y stat devolverá la información del fichero al que apunta el enlace. Esta diferencia será importante a la hora de realizar la práctica; se deberá utilizar la llamada a lstat para poder leer la información relativa al enlace y así poder cumplir el requerimiento del punto 3).</text:p>
      <text:p text:style-name="P24"/>
      <text:p text:style-name="P24"><text:tab/>Si abrimos el fichero stat.h, además de las declaraciones para stat, lstat y fstat podemos encontrar una serie de constantes que nos ayudarán a la hora de comprobar el campo st_mode de la estructura stat, que contiene la mascara de modo del archivo.</text:p>
      <text:p text:style-name="P24"/>
      <text:p text:style-name="P24"><text:tab/>Las siguientes definiciones de nombres nos serán útiles para comprobar el tipo del fichero que estamos examinando:</text:p>
      <text:p text:style-name="P10"><text:tab/></text:p>
      <text:p text:style-name="P11"><text:span text:style-name="T1"><text:tab/></text:span><text:span text:style-name="T5">#define <text:s text:c="2"/>S_IFMT<text:tab/><text:tab/> </text:span><text:span text:style-name="T8">0170000</text:span><text:span text:style-name="T5"><text:tab/> <text:s text:c="5"/></text:span><text:span text:style-name="T11">/* <text:s/>type of file mask */</text:span></text:p>
      <text:p text:style-name="P13"><text:span text:style-name="T7"><text:tab/>#define<text:tab/>S_IFIFO<text:tab/></text:span><text:span text:style-name="T9">0010000</text:span><text:span text:style-name="T7"><text:tab/></text:span><text:span text:style-name="T13">/* <text:s/>named pipe (fifo) */</text:span></text:p>
      <text:p text:style-name="P13"><text:span text:style-name="T7"><text:tab/>#define<text:tab/>S_IFCHR<text:tab/></text:span><text:span text:style-name="T9">002000<text:tab/>0<text:tab/></text:span><text:span text:style-name="T13">/* <text:s/>character special */</text:span></text:p>
      <text:p text:style-name="P13"><text:span text:style-name="T7"><text:tab/>#define<text:tab/>S_IFDIR<text:tab/></text:span><text:span text:style-name="T9">0040000</text:span><text:span text:style-name="T7"><text:tab/></text:span><text:span text:style-name="T13">/* <text:s/>directory */</text:span></text:p>
      <text:p text:style-name="P13"><text:span text:style-name="T7"><text:tab/>#define<text:tab/>S_IFBLK<text:tab/></text:span><text:span text:style-name="T9">0060000</text:span><text:span text:style-name="T7"><text:tab/></text:span><text:span text:style-name="T13">/* <text:s/>block special */</text:span></text:p>
      <text:p text:style-name="P13"><text:span text:style-name="T7"><text:tab/>#define<text:tab/>S_IFREG<text:tab/></text:span><text:span text:style-name="T9">0100000</text:span><text:span text:style-name="T7"><text:tab/></text:span><text:span text:style-name="T13">/* <text:s/>regular */</text:span></text:p>
      <text:p text:style-name="P13"><text:span text:style-name="T7"><text:tab/>#define<text:tab/>S_IFLNK<text:tab/></text:span><text:span text:style-name="T9">0120000</text:span><text:span text:style-name="T7"><text:tab/></text:span><text:span text:style-name="T13">/* <text:s/>symbolic link */</text:span></text:p>
      <text:p text:style-name="P13"><text:span text:style-name="T7"><text:tab/>#define<text:tab/>S_IFSOCK<text:tab/></text:span><text:span text:style-name="T9">0140000</text:span><text:span text:style-name="T7"><text:tab/></text:span><text:span text:style-name="T13">/* <text:s/>socket */</text:span></text:p>
      <text:p text:style-name="P14"/>
      <text:p text:style-name="P24"><text:tab/>Para facilitarnos el trabajo y evitar al mismo tiempo malos usos de estas constantes, el archivo stat.h define las siguientes macros:</text:p>
      <text:p text:style-name="P4"/>
      <text:p text:style-name="P12"><text:span text:style-name="T12"><text:tab/></text:span><text:span text:style-name="T6">#define<text:tab/>S_ISBLK(m)<text:tab/> (((m) &amp; S_IFMT) == S_IFBLK)<text:tab/><text:tab/></text:span><text:span text:style-name="T12">/* block special */</text:span></text:p>
      <text:p text:style-name="P13"><text:span text:style-name="T7"><text:tab/>#define<text:tab/>S_ISCHR(m)<text:tab/> (((m) &amp; S_IFMT) == S_IFCHR)<text:tab/></text:span><text:span text:style-name="T13">/* char special */</text:span></text:p>
      <text:p text:style-name="P13"><text:span text:style-name="T7"><text:tab/>#define<text:tab/>S_ISDIR(m)<text:tab/> (((m) &amp; S_IFMT) == S_IFDIR)<text:tab/><text:tab/></text:span><text:span text:style-name="T13">/* directory */</text:span></text:p>
      <text:p text:style-name="P13"><text:span text:style-name="T7"><text:tab/>#define<text:tab/>S_ISFIFO(m)<text:tab/> (((m) &amp; S_IFMT) == S_IFIFO)<text:tab/><text:tab/></text:span><text:span text:style-name="T13">/* fifo or socket */</text:span></text:p>
      <text:p text:style-name="P13"><text:span text:style-name="T7"><text:tab/>#define<text:tab/>S_ISREG(m)<text:tab/> (((m) &amp; S_IFMT) == S_IFREG)<text:tab/></text:span><text:span text:style-name="T13">/* regular file */</text:span></text:p>
      <text:p text:style-name="P13"><text:span text:style-name="T7"><text:tab/>#define<text:tab/>S_ISLNK(m)<text:tab/> (((m) &amp; S_IFMT) == S_IFLNK)<text:tab/></text:span><text:span text:style-name="T13">/* symbolic link */</text:span></text:p>
      <text:p text:style-name="P13"><text:span text:style-name="T7"><text:tab/>#define<text:tab/>S_ISSOCK(m) <text:s/>(((m) &amp; S_IFMT) == S_IFSOCK)<text:tab/></text:span><text:span text:style-name="T13">/* socket */</text:span></text:p>
      <text:p text:style-name="P14"/>
      <text:p text:style-name="P24"><text:tab/>Finalmente, para la comprobación de los diferentes derechos del propietario, grupo al que pertenece el propietario y demás usuarios del sistema, el archivo stat.h declara las siguientes definiciones de nombre:</text:p>
      <text:p text:style-name="P4"/>
      <text:p text:style-name="P5"><text:span text:style-name="T4"><text:tab/></text:span><text:span text:style-name="T10">/* Read, write, execute/search by owner */</text:span></text:p>
      <text:p text:style-name="P13"><text:span text:style-name="T7"><text:tab/>#define<text:tab/>S_IRWXU<text:tab/><text:tab/></text:span><text:span text:style-name="T9">0000700</text:span><text:span text:style-name="T7"><text:tab/><text:tab/></text:span><text:span text:style-name="T13">/* RWX mask for owner */</text:span></text:p>
      <text:p text:style-name="P13"><text:span text:style-name="T7"><text:tab/>#define<text:tab/>S_IRUSR<text:tab/><text:tab/></text:span><text:span text:style-name="T9">0000400</text:span><text:span text:style-name="T7"><text:tab/><text:tab/></text:span><text:span text:style-name="T13">/* R for owner */</text:span></text:p>
      <text:p text:style-name="P13"><text:span text:style-name="T7"><text:tab/>#define<text:tab/>S_IWUSR<text:tab/><text:tab/></text:span><text:span text:style-name="T9">0000200</text:span><text:span text:style-name="T7"><text:tab/><text:tab/></text:span><text:span text:style-name="T13">/* W for owner */</text:span></text:p>
      <text:p text:style-name="P13"><text:span text:style-name="T7"><text:tab/>#define<text:tab/>S_IXUSR<text:tab/><text:tab/></text:span><text:span text:style-name="T9">0000100</text:span><text:span text:style-name="T7"><text:tab/><text:tab/></text:span><text:span text:style-name="T13">/* X for owner */</text:span></text:p>
      <text:p text:style-name="P14"><text:tab/>/* Read, write, execute/search by group */</text:p>
      <text:p text:style-name="P13"><text:span text:style-name="T7"><text:tab/>#define<text:tab/>S_IRWXG<text:tab/><text:tab/></text:span><text:span text:style-name="T9">0000070</text:span><text:span text:style-name="T7"><text:tab/><text:tab/></text:span><text:span text:style-name="T13">/* RWX mask for group */</text:span></text:p>
      <text:p text:style-name="P13"><text:span text:style-name="T7"><text:tab/>#define<text:tab/>S_IRGRP<text:tab/><text:tab/></text:span><text:span text:style-name="T9">0000040</text:span><text:span text:style-name="T7"><text:tab/><text:tab/></text:span><text:span text:style-name="T13">/* R for group */</text:span></text:p>
      <text:p text:style-name="P13"><text:span text:style-name="T7"><text:tab/>#define<text:tab/>S_IWGRP<text:tab/><text:tab/></text:span><text:span text:style-name="T9">0000020</text:span><text:span text:style-name="T7"><text:tab/><text:tab/></text:span><text:span text:style-name="T13">/* W for group */</text:span></text:p>
      <text:p text:style-name="P13"><text:span text:style-name="T7"><text:tab/>#define<text:tab/>S_IXGRP<text:tab/><text:tab/></text:span><text:span text:style-name="T9">0000010</text:span><text:span text:style-name="T7"><text:tab/><text:tab/></text:span><text:span text:style-name="T13">/* X for group */</text:span></text:p>
      <text:p text:style-name="P14"><text:tab/>/* Read, write, execute/search by others */</text:p>
      <text:p text:style-name="P13"><text:span text:style-name="T7"><text:tab/>#define<text:tab/>S_IRWXO<text:tab/><text:tab/></text:span><text:span text:style-name="T9">0000007</text:span><text:span text:style-name="T7"><text:tab/><text:tab/></text:span><text:span text:style-name="T13">/* RWX mask for other */</text:span></text:p>
      <text:p text:style-name="P13"><text:span text:style-name="T7"><text:tab/>#define<text:tab/>S_IROTH<text:tab/><text:tab/></text:span><text:span text:style-name="T9">0000004</text:span><text:span text:style-name="T7"><text:tab/><text:tab/></text:span><text:span text:style-name="T13">/* R for other */</text:span></text:p>
      <text:p text:style-name="P13"><text:span text:style-name="T7"><text:tab/>#define<text:tab/>S_IWOTH<text:tab/><text:tab/></text:span><text:span text:style-name="T9">0000002</text:span><text:span text:style-name="T7"><text:tab/><text:tab/></text:span><text:span text:style-name="T13">/* W for other */</text:span></text:p>
      <text:p text:style-name="P13"><text:span text:style-name="T7"><text:tab/>#define<text:tab/>S_IXOTH<text:tab/><text:tab/></text:span><text:span text:style-name="T9">0000001</text:span><text:span text:style-name="T7"><text:tab/><text:tab/></text:span><text:span text:style-name="T13">/* X for other */</text:span></text:p>
      <text:p text:style-name="P14"/>
      <text:p text:style-name="P24"><text:soft-page-break/><text:tab/>Con todo esto, ya disponemos de las herramientas necesarias para afrontar la practica con éxito, por lo tanto pasaré a explicar el código que se puede encontrar el el archivo practica1.c.</text:p>
      <text:p text:style-name="P24"><text:tab/></text:p>
      <text:p text:style-name="P24"><text:tab/>En primer lugar incluimos las librerías necesarias para el programa:</text:p>
      <text:list xml:id="list1915691758" text:style-name="L5">
        <text:list-item>
          <text:list>
            <text:list-item>
              <text:list>
                <text:list-item>
                  <text:p text:style-name="P25">stdio.h: donde encontramos las llamadas principales relacionadas con la entrada/salida</text:p>
                </text:list-item>
                <text:list-item>
                  <text:p text:style-name="P25">stat.h: que, como ya explicado, incluye las llamadas al sistema, estructuras de datos y definiciones de nombres para obtener la información administrativa de un fichero.</text:p>
                </text:list-item>
                <text:list-item>
                  <text:p text:style-name="P25">types.h: definición de tipos para el núcleo de UNIX.</text:p>
                  <text:p text:style-name="P22"/>
                </text:list-item>
              </text:list>
            </text:list-item>
          </text:list>
        </text:list-item>
      </text:list>
      <text:p text:style-name="P24"><text:tab/>Después definimos el prototipo de la función ImprimirMascara que toma como argumento una variable de tipo mode_t <text:s/>y muestra por la salida estándar la mascara simbólica relacionada. Esta función no devuelve ningún valor. Más adelante explicaré la implementación de esta función.</text:p>
      <text:p text:style-name="P4"/>
      <text:p text:style-name="P26"><text:tab/><text:span text:style-name="T1">En la próxima linea de código encontramos la función main, que sirve como punto de entrada de un programa en c, devuelve un entero indicando el código de salida del programa y toma como argumentos:</text:span></text:p>
      <text:list xml:id="list1442279990" text:style-name="L6">
        <text:list-item>
          <text:list>
            <text:list-item>
              <text:p text:style-name="P23">argc: Número de parámetros con el que se ha llamado al programa</text:p>
            </text:list-item>
            <text:list-item>
              <text:p text:style-name="P23">argv: Array de cadenas que contiene los parámetros de entrada al programa</text:p>
            </text:list-item>
          </text:list>
        </text:list-item>
      </text:list>
      <text:p text:style-name="P4"/>
      <text:p text:style-name="P24"><text:tab/>Dentro de la función main declaramos una variable de tipo estructura stat (fileStat) que nos servirá para almacenar la información del fichero al pasársela por referencia a la llamada lstat.</text:p>
      <text:p text:style-name="P24"/>
      <text:p text:style-name="P24"><text:tab/>Inmediatamente después comprobamos el número de parámetros con los que ha sido llamado el programa desde la linea de comandos. </text:p>
      <text:p text:style-name="P24"/>
      <text:p text:style-name="P24"><text:tab/>En el caso de que argc sea igual a 2 significará que el usuario a pedido información sobre un único fichero que se encontrará en argv[1] (argv[0] siempre contendrá el nombre del ejecutable), por lo tanto llamaremos a lstat para guardar la información en fileStat y en caso de que no se produzca ningún error imprimiremos en pantalla la mascara simbólica al llamar a ImprimirMascara con el parámetro fileStat.st_mode obtenido de la llamada previa a lstat. En caso de error en la llamada a lstat, imprimiremos en pantalla la ruta del archivo, seguido de dos puntos y la descripción del error a través de la función perror.</text:p>
      <text:p text:style-name="P24"/>
      <text:p text:style-name="P24"><text:tab/>En el caso de que argc sea mayor que 2 significará que el usuario ha pedido información sobre varios ficheros en una única llamada al programa. Para presentar la información de cada uno de los archivos, iniciamos un bucle que recorrerá todas las posiciones de argv empezando por la segunda posición (indice 1) y para cada parámetro encontrado llamaremos a lstat e imprimiremos en pantalla la ruta del archivo, seguido de dos puntos y seguido de la mascara simbólica obtenida mediante la llamada a la función ImprimirMascara. En el caso de que la función lstat falle para alguno de las rutas de archivos obtenidas en los parámetros del programa, se imprimirá en pantalla la ruta del archivo, seguido de dos puntos y la descripción del error y se continuará con el siguiente archivo.</text:p>
      <text:p text:style-name="P24"/>
      <text:p text:style-name="P24"><text:tab/>Por último si el numero de parámetros es menor que 2, se mostrara un mensaje de error y se informara del modo correcto de utilización del programa al usuario.</text:p>
      <text:p text:style-name="P24"/>
      <text:p text:style-name="P24"><text:tab/>Justo después de la función main, encontramos la implementación de la función ImprimirMascara. Esta es la función que se encargara de interpretar el valor obtenido en el campo st_mode de la estructura stat e imprimir por pantalla la mascara simbólica del archivo relacionado.</text:p>
      <text:p text:style-name="P24"><text:tab/>Para ello, primero determinaremos el tipo del fichero examinado con la ayuda de las macros definidas en stat.h. Una vez echo esto, pasaremos a comprobar los permisos de lectura/escritura/ejecución para el propietario, el grupo del propietario y los demás usuarios del sistema, para conserguirlo solo necesitaremos realizar un AND lógico entre la constante predefinida en cada caso y la mascara obtenida en st_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OpenSymbol" svg:font-family="OpenSymbol"/>
    <style:font-face style:name="ArialMT" svg:font-family="ArialMT" style:font-family-generic="swiss"/>
    <style:font-face style:name="American Typewriter" svg:font-family="'American Typewriter'" style:font-family-generic="modern" style:font-pitch="fixed"/>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 Morato</meta:initial-creator>
    <meta:creation-date>2011-04-22T11:29:53</meta:creation-date>
    <meta:generator>OpenOffice.org/3.3$Unix OpenOffice.org_project/330m20$Build-9567</meta:generator>
    <dc:date>2011-05-16T22:35:43</dc:date>
    <dc:creator>Jose Morato</dc:creator>
    <meta:editing-duration>PT6H8M2S</meta:editing-duration>
    <meta:editing-cycles>25</meta:editing-cycles>
    <meta:document-statistic meta:table-count="0" meta:image-count="0" meta:object-count="0" meta:page-count="3" meta:paragraph-count="75" meta:word-count="1493" meta:character-count="9238"/>
  </office:meta>
</office:document-meta>
</file>